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8be1" officeooo:paragraph-rsid="001a8be1"/>
    </style:style>
    <style:style style:name="T1" style:family="text">
      <style:text-properties officeooo:rsid="001b7a1a"/>
    </style:style>
    <style:style style:name="T2" style:family="text">
      <style:text-properties officeooo:rsid="001c384f"/>
    </style:style>
    <style:style style:name="T3" style:family="text">
      <style:text-properties officeooo:rsid="001de5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1.)</text:p>
      <text:p text:style-name="P1"><text:tab/>Pedal for power: propel yourself to the top of the podium in this challenging new form of competition where physical efforts and swift skills combine to determine who is first, and who is history.</text:p>
      <text:p text:style-name="P1"/>
      <text:p text:style-name="P1"/>
      <text:p text:style-name="P1">2.)</text:p>
      <text:p text:style-name="P1"><text:tab/>a) Racing, VR, <text:span text:style-name="T3">Fitness Sim</text:span></text:p>
      <text:p text:style-name="P1"/>
      <text:p text:style-name="P1"><text:tab/>b) Mario Kart + Zwift + Redout from a mechanical gameplay perspective. Cyberpunk 2077, Audiosurf and Transistor artistic influences.</text:p>
      <text:p text:style-name="P1"/>
      <text:p text:style-name="P1"/>
      <text:p text:style-name="P1">3.)</text:p>
      <text:p text:style-name="P1"><text:tab/>This isn’t just a game; this is an entirely new form of competition. Using power data gathered from a smart trainer, your real-world pedaling efforts propel you through digital worlds with countless obstacles, power ups and challengers. But <text:span text:style-name="T1">your </text:span>physical prowess isn’t <text:span text:style-name="T2">the only thing that matter; you</text:span>’ll need to have quick <text:span text:style-name="T1">handling</text:span>, a sound strategy, and maybe just a little bit of luck if you want to <text:span text:style-name="T1">stand on the top of the podium.</text:span></text:p>
      <text:p text:style-name="P1"/>
      <text:p text:style-name="P1"><text:tab/>“Game Title in Progress” bridges the gap from <text:span text:style-name="T1">traditional </text:span>fitness trainer programs and <text:span text:style-name="T1">multiplayer racing games. Create an avatar and race against the computer or competitors around the world. Progress your character with upgrades, cosmetics that imply achievement, and compete for glory. </text:span></text:p>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3T13:31:53.769000000</meta:creation-date>
    <dc:date>2020-12-28T13:48:19.275000000</dc:date>
    <meta:editing-duration>PT5M12S</meta:editing-duration>
    <meta:editing-cycles>3</meta:editing-cycles>
    <meta:generator>LibreOffice/7.0.4.2$Windows_X86_64 LibreOffice_project/dcf040e67528d9187c66b2379df5ea4407429775</meta:generator>
    <meta:document-statistic meta:table-count="0" meta:image-count="0" meta:object-count="0" meta:page-count="1" meta:paragraph-count="8" meta:word-count="178" meta:character-count="1090" meta:non-whitespace-character-count="914"/>
  </office:meta>
</office:document-meta>
</file>